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cdb" officeooo:paragraph-rsid="00126cdb"/>
    </style:style>
    <style:style style:name="P2" style:family="paragraph" style:parent-style-name="Standard">
      <style:text-properties officeooo:rsid="00126cdb" officeooo:paragraph-rsid="001393de"/>
    </style:style>
    <style:style style:name="P3" style:family="paragraph" style:parent-style-name="Standard">
      <style:text-properties officeooo:rsid="001393de" officeooo:paragraph-rsid="001393de"/>
    </style:style>
    <style:style style:name="P4" style:family="paragraph" style:parent-style-name="Standard">
      <style:text-properties officeooo:rsid="0013ea23" officeooo:paragraph-rsid="0013ea23"/>
    </style:style>
    <style:style style:name="P5" style:family="paragraph" style:parent-style-name="Standard">
      <style:text-properties officeooo:rsid="00153b91" officeooo:paragraph-rsid="00153b91"/>
    </style:style>
    <style:style style:name="P6" style:family="paragraph" style:parent-style-name="Standard">
      <style:text-properties officeooo:rsid="001393de" officeooo:paragraph-rsid="001393de"/>
    </style:style>
    <style:style style:name="P7" style:family="paragraph" style:parent-style-name="Standard">
      <style:text-properties officeooo:rsid="001393de" officeooo:paragraph-rsid="00126cdb"/>
    </style:style>
    <style:style style:name="P8" style:family="paragraph" style:parent-style-name="Standard">
      <style:text-properties officeooo:rsid="00126cdb" officeooo:paragraph-rsid="00126cdb"/>
    </style:style>
    <style:style style:name="P9" style:family="paragraph" style:parent-style-name="Standard">
      <style:text-properties officeooo:rsid="0019cd10" officeooo:paragraph-rsid="0019cd10"/>
    </style:style>
    <style:style style:name="P10" style:family="paragraph" style:parent-style-name="Standard">
      <style:text-properties officeooo:rsid="0019cd10" officeooo:paragraph-rsid="0022d813"/>
    </style:style>
    <style:style style:name="P11" style:family="paragraph" style:parent-style-name="Standard">
      <style:text-properties officeooo:rsid="001bb22c" officeooo:paragraph-rsid="001bb22c"/>
    </style:style>
    <style:style style:name="P12" style:family="paragraph" style:parent-style-name="Standard">
      <style:text-properties officeooo:rsid="0022d813" officeooo:paragraph-rsid="00256e27"/>
    </style:style>
    <style:style style:name="P13" style:family="paragraph" style:parent-style-name="Standard">
      <style:text-properties fo:font-style="normal" officeooo:rsid="0025875b" officeooo:paragraph-rsid="00256e27" style:font-style-asian="normal" style:font-style-complex="normal"/>
    </style:style>
    <style:style style:name="P14" style:family="paragraph" style:parent-style-name="Standard">
      <style:text-properties fo:font-style="normal" officeooo:rsid="0025875b" officeooo:paragraph-rsid="0025875b" style:font-style-asian="normal" style:font-style-complex="normal"/>
    </style:style>
    <style:style style:name="P15" style:family="paragraph" style:parent-style-name="Standard">
      <style:text-properties fo:font-style="normal" officeooo:rsid="0025875b" officeooo:paragraph-rsid="0026c687" style:font-style-asian="normal" style:font-style-complex="normal"/>
    </style:style>
    <style:style style:name="P16" style:family="paragraph" style:parent-style-name="Standard">
      <style:text-properties fo:font-style="normal" officeooo:rsid="0026c687" officeooo:paragraph-rsid="0026c687" style:font-style-asian="normal" style:font-style-complex="normal"/>
    </style:style>
    <style:style style:name="P17" style:family="paragraph" style:parent-style-name="Standard">
      <style:text-properties fo:font-style="normal" officeooo:rsid="00283fe7" officeooo:paragraph-rsid="00283fe7" style:font-style-asian="normal" style:font-style-complex="normal"/>
    </style:style>
    <style:style style:name="P18" style:family="paragraph" style:parent-style-name="Standard">
      <style:paragraph-properties fo:break-before="page"/>
      <style:text-properties officeooo:rsid="001bb22c" officeooo:paragraph-rsid="001bb22c"/>
    </style:style>
    <style:style style:name="T1" style:family="text">
      <style:text-properties officeooo:rsid="001393de"/>
    </style:style>
    <style:style style:name="T2" style:family="text">
      <style:text-properties officeooo:rsid="0016896c"/>
    </style:style>
    <style:style style:name="T3" style:family="text">
      <style:text-properties officeooo:rsid="001bb22c"/>
    </style:style>
    <style:style style:name="T4" style:family="text">
      <style:text-properties officeooo:rsid="001bb47a"/>
    </style:style>
    <style:style style:name="T5" style:family="text">
      <style:text-properties fo:font-style="italic" style:font-style-asian="italic" style:font-style-complex="italic"/>
    </style:style>
    <style:style style:name="T6" style:family="text">
      <style:text-properties fo:font-style="italic" officeooo:rsid="001bb47a" style:font-style-asian="italic" style:font-style-complex="italic"/>
    </style:style>
    <style:style style:name="T7" style:family="text">
      <style:text-properties fo:font-style="italic" officeooo:rsid="0024b747" style:font-style-asian="italic" style:font-style-complex="italic"/>
    </style:style>
    <style:style style:name="T8" style:family="text">
      <style:text-properties fo:font-style="italic" officeooo:rsid="00283fe7" style:font-style-asian="italic" style:font-style-complex="italic"/>
    </style:style>
    <style:style style:name="T9" style:family="text">
      <style:text-properties officeooo:rsid="0022d813"/>
    </style:style>
    <style:style style:name="T10" style:family="text">
      <style:text-properties officeooo:rsid="0024b747"/>
    </style:style>
    <style:style style:name="T11" style:family="text">
      <style:text-properties fo:font-style="normal" officeooo:rsid="0024b747" style:font-style-asian="normal" style:font-style-complex="normal"/>
    </style:style>
    <style:style style:name="T12" style:family="text">
      <style:text-properties fo:font-style="normal" officeooo:rsid="00256e27" style:font-style-asian="normal" style:font-style-complex="normal"/>
    </style:style>
    <style:style style:name="T13" style:family="text">
      <style:text-properties fo:font-style="normal" officeooo:rsid="0025875b" style:font-style-asian="normal" style:font-style-complex="normal"/>
    </style:style>
    <style:style style:name="T14" style:family="text">
      <style:text-properties officeooo:rsid="0026c687"/>
    </style:style>
    <style:style style:name="T15" style:family="text">
      <style:text-properties officeooo:rsid="00283f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ffee rust a<text:span text:style-name="T3">nd Forest Conservation</text:span></text:p>
      <text:p text:style-name="P1"/>
      <text:p text:style-name="P5">UTN- </text:p>
      <text:p text:style-name="P1"/>
      <text:p text:style-name="P1"/>
      <text:p text:style-name="P1">Abstract:</text:p>
      <text:p text:style-name="P1"/>
      <text:p text:style-name="P1">The </text:p>
      <text:p text:style-name="P1"/>
      <text:p text:style-name="P1">Some researc</text:p>
      <text:p text:style-name="P1"/>
      <text:p text:style-name="P4">Unfortunately, efforts by farming cooperatives such as AACRI</text:p>
      <text:p text:style-name="P4"/>
      <text:p text:style-name="P4">http://cafe-rio-intag.aacri.com/</text:p>
      <text:p text:style-name="P1"/>
      <text:p text:style-name="P2">Much research <text:span text:style-name="T1">by Perfecto and Vandermeer et al. </text:span>has shown that on a fine spatial scale, complex, non-linear species interactions are at work in enabling <text:span text:style-name="T1">L. lecanii to act as a biocontrol on the coffee rust. <text:s/></text:span></text:p>
      <text:p text:style-name="P2"/>
      <text:p text:style-name="P2">natural antagonists to the rust </text:p>
      <text:p text:style-name="P1"/>
      <text:p text:style-name="P1">forests </text:p>
      <text:p text:style-name="P1"/>
      <text:p text:style-name="P1">Proposed research:</text:p>
      <text:p text:style-name="P1"/>
      <text:p text:style-name="P1">Field: </text:p>
      <text:p text:style-name="P3">Sample leaf tissue <text:span text:style-name="T2">and soil</text:span> with illumina</text:p>
      <text:p text:style-name="P3">Note severity of rust infections</text:p>
      <text:p text:style-name="P3">Note presence of Lecanocillium lecanii</text:p>
      <text:p text:style-name="P1"/>
      <text:p text:style-name="P1">mapping of intensity of coffee rust as a function of distance from forest. </text:p>
      <text:p text:style-name="P7"/>
      <text:p text:style-name="P3"/>
      <text:p text:style-name="P1"/>
      <text:p text:style-name="P1">Diagrams - </text:p>
      <text:p text:style-name="P1"/>
      <text:p text:style-name="P1">log decay of community similarity</text:p>
      <text:p text:style-name="P3">Borrow vandermeer diagram</text:p>
      <text:p text:style-name="P1"/>
      <text:p text:style-name="P1">Brendan amazon paper</text:p>
      <text:p text:style-name="P1">Chaverri hypocreales paper </text:p>
      <text:p text:style-name="P3">Arnold endophyte deforestation paper</text:p>
      <text:p text:style-name="P3"/>
      <text:p text:style-name="P1"/>
      <text:p text:style-name="P18">Coffee is among the most traded commodities in the world (____). It is an important contributor to the economies of more than ____ countries. Its production affects the lives of thousands (millions) of people.</text:p>
      <text:p text:style-name="P11"/>
      <text:p text:style-name="P11">The largest threat to the economy of coffee is the coffee rust disease, a fungal pest of coffee. The disease <text:span text:style-name="T4">first emerged as a large-scale agricultural pest in the 1860’s, in modern-day Sri Lanka and other <text:s/>coffee-producing islands in south Asia. This disease transformed the economies of these regions, making large-scale coffee production largely impossible until resistant </text:span><text:span text:style-name="T6">Coffea canephora</text:span><text:span text:style-name="T4"> (“Robusta coffee”) was <text:s/>introduced into production </text:span></text:p>
      <text:p text:style-name="P11"/>
      <text:p text:style-name="P11">Thwe </text:p>
      <text:p text:style-name="P9"/>
      <text:p text:style-name="P9">surged in 2014</text:p>
      <text:p text:style-name="P9"/>
      <text:p text:style-name="P9">The causes for this outbreak are complex. </text:p>
      <text:p text:style-name="P9"/>
      <text:p text:style-name="P9">No single cause can explain the outbreak; social <text:span text:style-name="T9">(______)</text:span>, economic <text:span text:style-name="T9">(______)</text:span>, ecological <text:span text:style-name="T9">(______)</text:span> and climatological <text:span text:style-name="T9">(_____) </text:span>factors <text:span text:style-name="T9">ar</text:span>e all <text:span text:style-name="T9">thought to have played a part in the outbreak</text:span>. </text:p>
      <text:p text:style-name="P9"/>
      <text:p text:style-name="P10"><text:span text:style-name="T9">T</text:span>here <text:span text:style-name="T9">is no</text:span> simple remedy for this disease, <text:span text:style-name="T9">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p>
      <text:p text:style-name="P1"/>
      <text:p text:style-name="P12">John Vandermeer, Ivette Perfecto, and collaborators have <text:span text:style-name="T10">extensively examined the ecological relationships involving the coffee on farms in Chiapas, Mexico and in Puerto Rico (________). They document an extensive network of interactions among the coffee rust, </text:span><text:span text:style-name="T7">Azteca</text:span><text:span text:style-name="T11"> ants, coffee scale insects, and hyperparasitism of the coffee rust by another fungus, the white halo fungus </text:span><text:span text:style-name="T12">(</text:span><text:span text:style-name="T7">Lecanocillium lecanii</text:span><text:span text:style-name="T12">)</text:span><text:span text:style-name="T7">.</text:span><text:span text:style-name="T11"> </text:span><text:span text:style-name="T13">They note that other, as-yet-unonbserved fungi and other organisms may also be involved. </text:span><text:span text:style-name="T12">When all of the myriad of ecological players they have examined are present, the ecological network appears to create negative feedback controls on the population of the rust. Vandermeer et al. argue that in addition to climate change and economic factors that may have led to </text:span></text:p>
      <text:p text:style-name="P12"><text:span text:style-name="T12"/></text:p>
      <text:p text:style-name="P12"><text:span text:style-name="T12">ecological interactions </text:span><text:span text:style-name="T7"><text:s/></text:span></text:p>
      <text:p text:style-name="P13"/>
      <text:p text:style-name="P14">It is doubtful that the same set of ecological interactions are present everywhere in the western hemisphere. <text:span text:style-name="T15">In any given locale, </text:span><text:span text:style-name="T8">Azteca</text:span><text:span text:style-name="T15"> ants or phorid wasps or any other ecological player noted by Vandermeer and Perfecto may be absent. </text:span>But the work by Vandermeer, Perfecto, and colleagues supports the general idea that ecological <text:span text:style-name="T5">complexity</text:span> may be <text:span text:style-name="T14">part </text:span>the reason for <text:span text:style-name="T14">the resilience of coffee farms in the western hemisphere. </text:span></text:p>
      <text:p text:style-name="P14"/>
      <text:p text:style-name="P15">Though at this point only speculation is possible, we know that in the early British coffee plantations of South Asia where the rust first wreaked havoc, <text:span text:style-name="T14">heavy deforestation occurred and large monocultures of coffee plants were established (_________). This grand ecological simplification of Sri Lanka and elsewhere may have contributed to the meteoric rise of the coffee rust in this region. </text:span></text:p>
      <text:p text:style-name="P15"/>
      <text:p text:style-name="P16">We can expand this concept, by proposing that even if farms are greatly simplified ecosystems, perhaps nearby ecosystems such as forests can serve as sources of diversity and complexity. <text:s/>(__chaverri, <text:soft-page-break/>chaverri’s sources_______) (figure ___). This is may be true even of fungi and other beneficial microorganisms. <text:span text:style-name="T15">Forest soils in tropical regions may contain more beta-diver</text:span></text:p>
      <text:p text:style-name="P16"/>
      <text:p text:style-name="P17">If this is true, forests in coffee-producing regions should be retained as reservoirs of benefical microorganisms. Forests may become especially important with increasing climate volatility and warming, pathogen loads on food crops are expected to increase (___________). </text:p>
      <text:p text:style-name="P17"/>
      <text:p text:style-name="P17">Hypothe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T22H22M49S</meta:editing-duration>
    <meta:editing-cycles>4</meta:editing-cycles>
    <meta:generator>LibreOffice/6.0.7.3$Linux_X86_64 LibreOffice_project/00m0$Build-3</meta:generator>
    <dc:date>2019-04-02T23:34:50.630832167</dc:date>
    <meta:document-statistic meta:table-count="0" meta:image-count="0" meta:object-count="0" meta:page-count="3" meta:paragraph-count="36" meta:word-count="677" meta:character-count="4453" meta:non-whitespace-character-count="3787"/>
  </office:meta>
</office:document-meta>
</file>